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59ec" officeooo:paragraph-rsid="000b59ec" style:font-size-asian="14pt" style:font-size-complex="16pt"/>
    </style:style>
    <style:style style:name="P2" style:family="paragraph" style:parent-style-name="Standard">
      <style:text-properties officeooo:paragraph-rsid="000b59ec"/>
    </style:style>
    <style:style style:name="P3" style:family="paragraph" style:parent-style-name="Standard">
      <style:text-properties officeooo:rsid="000b59ec" officeooo:paragraph-rsid="000b59ec"/>
    </style:style>
    <style:style style:name="T1" style:family="text">
      <style:text-properties officeooo:rsid="000b59e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b59ec" style:font-size-asian="12.25pt" style:font-size-complex="14pt"/>
    </style:style>
    <style:style style:name="T4" style:family="text">
      <style:text-properties fo:font-size="16pt" officeooo:rsid="000b59ec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4">Results Layout Plan:</text:span></text:p>
      <text:p text:style-name="P1"/>
      <text:p text:style-name="P2"><text:span text:style-name="T3">1) Reproduce best fit to omissions in SNAC-K data (model with partial odor percepts)</text:span></text:p>
      <text:p text:style-name="P2"><text:span text:style-name="T3"/></text:p>
      <text:p text:style-name="P2"><text:span text:style-name="T3">2) model omissions with full odor percepts</text:span></text:p>
      <text:p text:style-name="P3"><text:span text:style-name="T2"/></text:p>
      <text:p text:style-name="P3"><text:span text:style-name="T2">3) Perceptual failure vs Associative failure as drivers for omissions in 1) and 2)</text:span></text:p>
      <text:p text:style-name="P3"><text:span text:style-name="T2"/></text:p>
      <text:p text:style-name="P2"><text:span text:style-name="T3">4) Control cases:</text:span></text:p>
      <text:p text:style-name="P3"><text:span text:style-name="T2"><text:tab/>a) Recurrent weight gain</text:span></text:p>
      <text:p text:style-name="P3"><text:span text:style-name="T2"><text:tab/>b) Associative weight gain</text:span></text:p>
      <text:p text:style-name="P3"><text:span text:style-name="T2"><text:tab/>c) Bias gain</text:span></text:p>
      <text:p text:style-name="P3"><text:span text:style-name="T2"><text:tab/>d) Overlap vs Orthogonal patterns</text:span></text:p>
      <text:p text:style-name="P3"><text:span text:style-name="T2"/></text:p>
      <text:p text:style-name="P2"><text:span text:style-name="T3">5) Adding and removing association from specific odor. (How to select which descriptor gets added or removed? Randomize?)</text:span></text:p>
      <text:p text:style-name="P2"><text:span text:style-name="T3"/></text:p>
      <text:p text:style-name="P3"><text:span text:style-name="T2">Potential addition:</text:span></text:p>
      <text:p text:style-name="P3"><text:span text:style-name="T2">6) Prediction Task: Do multiple sniffs improve performance?</text:span></text:p>
      <text:p text:style-name="P3"><text:span text:style-name="T2"/></text:p>
      <text:p text:style-name="P3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an Raj</meta:initial-creator>
    <meta:creation-date>2023-03-29T10:38:13.441970699</meta:creation-date>
    <dc:date>2023-03-29T10:47:50.549444143</dc:date>
    <dc:creator>Rohan Raj</dc:creator>
    <meta:editing-duration>PT9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85" meta:character-count="543" meta:non-whitespace-character-count="466"/>
  </office:meta>
</office:document-meta>
</file>